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La Biblioteca Infinita</text:span></text:h>
      <text:p text:style-name="Text_20_body">Elara cruzó el umbral de la biblioteca y se detuvo, atónita. Ante ella se extendía un espacio que parecía no tener fin. Los estantes se alzaban hasta donde alcanzaba la vista, desapareciendo en la penumbra de un techo perdido en las alturas. Cada rincón de la sala estaba abarrotado de libros: tomos antiguos encuadernados en cuero, pergaminos enrollados, grimorios iluminados con runas que brillaban débilmente en la oscuridad. Era un lugar que parecía existir fuera del tiempo, acumulando el conocimiento de mundos y eras desconocidas.</text:p>
      <text:p text:style-name="Text_20_body">La atmósfera era opresiva, cargada de un silencio extraño que no era natural, como si los libros mismos contuvieran secretos que no deseaban ser revelados. Una débil niebla oscura flotaba entre los estantes, impregnada de un aroma agrio y metálico. Elara avanzó cautelosa, sus pasos resonando apenas en el suelo de mármol negro que reflejaba las estanterías como un espejo distorsionado.</text:p>
      <text:p text:style-name="Text_20_body">Al acercarse, notó que la biblioteca estaba dividida en secciones, cada una marcada con placas que flotaban en el aire. <text:span text:style-name="Strong_20_Emphasis">Magia antigua</text:span>, <text:span text:style-name="Strong_20_Emphasis">magia asimétrica</text:span>, <text:span text:style-name="Strong_20_Emphasis">magia temporal</text:span>, <text:span text:style-name="Strong_20_Emphasis">magia espacial</text:span>, <text:span text:style-name="Strong_20_Emphasis">magia geométrica</text:span>, <text:span text:style-name="Strong_20_Emphasis">magia multidimensional</text:span>... La lista era interminable. Elara sintió el peso del lugar. ¿Cómo podría encontrar algo útil en ese laberinto infinito de conocimiento?</text:p>
      <text:p text:style-name="Text_20_body">—Necesitaría varias vidas para leer todos estos libros —murmuró con desesperación.</text:p>
      <text:p text:style-name="Text_20_body">Pero no había tiempo. La presencia de Morgerathus era como una sombra que crecía, avanzando inexorablemente.</text:p>
      <text:p text:style-name="Horizontal_20_Line"/>
      <text:h text:style-name="Heading_20_3" text:outline-level="3"><text:span text:style-name="Strong_20_Emphasis">Los Libros Malditos</text:span></text:h>
      <text:p text:style-name="Text_20_body">Con decisión, Elara dirigió su atención a los libros abiertos sobre los atriles dispersos por la sala. <text:span text:style-name="Emphasis">Estos deben ser los últimos que consultó Morgerathus. Si hay algo que pueda usar contra él o para escapar, debe estar aquí.</text:span></text:p>
      <text:p text:style-name="Text_20_body">El primer libro era un grimorio que desprendía una energía oscura. Las páginas parecían hechas de piel humana, y las letras, escritas con tinta roja, se movían como si estuvieran vivas. Elara sintió un escalofrío recorrer su espalda, pero continuó leyendo. El texto hablaba de un artefacto llamado <text:span text:style-name="Strong_20_Emphasis">"la esfera de los mil espíritus"</text:span>.</text:p>
      <text:p text:style-name="Text_20_body">Las palabras describían un objeto maligno: una esfera de cristal negro que contenía las almas de mil inocentes. Las almas estaban atrapadas en un estado de tormento eterno, alimentando el poder del artefacto con su sufrimiento. Elara imaginó los gritos que esas almas debían estar lanzando, gritos que nadie podía oír pero que resonaban en el vacío del universo.</text:p>
      <text:p text:style-name="Text_20_body">Elara apretó los puños con rabia y horror. Si Morgerathus había creado algo tan vil, su poder debía ser inmenso. Sin embargo, la esfera también podría ser una de sus mayores debilidades.</text:p>
      <text:p text:style-name="Horizontal_20_Line"/>
      <text:h text:style-name="Heading_20_3" text:outline-level="3"><text:soft-page-break/><text:span text:style-name="Strong_20_Emphasis">La Caza de Morgerathus</text:span></text:h>
      <text:p text:style-name="Text_20_body">Mientras tanto, en la sala de los espejos, Morgerathus no descansaba. De pie en el centro del lugar, extendió sus manos, y los fragmentos rotos de los espejos comenzaron a flotar en el aire. Cada trozo de cristal reflejaba una imagen diferente: pasillos oscuros, escaleras de piedra, habitaciones desiertas.</text:p>
      <text:p text:style-name="Text_20_body">Su mirada recorría cada fragmento con una intensidad demoníaca, buscando al intruso que había osado desafiarlo. Pero no veía nada. La espada mágica de Elara, un artefacto forjado para protegerla de poderes oscuros, la mantenía oculta incluso de los ojos del mago.</text:p>
      <text:p text:style-name="Text_20_body">La frustración de Morgerathus creció. De sus manos brotaron rayos de energía negra que impactaron contra las paredes, creando grietas que parecían abrirse hacia abismos infinitos. El suelo tembló, y una grieta recorrió la sala, liberando un humo denso y púrpura que comenzó a extenderse por todo el castillo.</text:p>
      <text:p text:style-name="Horizontal_20_Line"/>
      <text:h text:style-name="Heading_20_3" text:outline-level="3"><text:span text:style-name="Strong_20_Emphasis">El Humo Púrpura</text:span></text:h>
      <text:p text:style-name="Text_20_body">El humo púrpura era más que una simple niebla. Era el espíritu corrupto de Morgerathus, un ente consciente y malevolente que se movía como una serpiente viviente. La nube llenaba cada rincón que encontraba, arrastrándose por los pasillos como un veneno líquido, entrando en las habitaciones y descendiendo por las escaleras.</text:p>
      <text:p text:style-name="Text_20_body">Elara, todavía en la biblioteca, sintió su llegada antes de verla. Un olor nauseabundo llenó el aire, como azufre mezclado con carne quemada. Miró hacia la puerta y vio cómo la niebla púrpura empezaba a deslizarse bajo ella, avanzando lentamente, pero con la certeza de que no dejaría nada sin contaminar.</text:p>
      <text:p text:style-name="Text_20_body">La presión aumentó. Elara sabía que no le quedaba mucho tiempo. Si Morgerathus no la encontraba primero, su espíritu púrpura lo haría.</text:p>
      <text:p text:style-name="Horizontal_20_Line"/>
      <text:h text:style-name="Heading_20_3" text:outline-level="3"><text:span text:style-name="Strong_20_Emphasis">La Decisión de Elara</text:span></text:h>
      <text:p text:style-name="Text_20_body">Con las manos temblorosas, Elara volvió a los atriles, buscando desesperadamente algo que pudiera darle una ventaja. Su mente trabajaba frenéticamente. <text:span text:style-name="Emphasis">El conocimiento es más poderoso que la magia,</text:span> se repetía. Pero, ¿sería suficiente?</text:p>
      <text:p text:style-name="Text_20_body">Finalmente, encontró un mapa antiguo entre las páginas de un grimorio. Mostraba un pasaje oculto que conducía a las mazmorras del castillo, y desde allí, al bosque exterior. Una salida. Su corazón dio un vuelco de esperanza, pero sabía que llegar allí no sería fácil.</text:p>
      <text:p text:style-name="Text_20_body">El humo púrpura había comenzado a filtrarse en la biblioteca. Las sombras en las paredes parecían alargarse, deformándose en figuras grotescas que se movían con intención.</text:p>
      <text:p text:style-name="Text_20_body">Elara respiró hondo y apretó el mapa contra su pecho. No podía quedarse más tiempo. Con un último vistazo a los libros que la rodeaban, se giró hacia la salida.</text:p>
      <text:p text:style-name="Text_20_body"><text:soft-page-break/>La lucha contra el tiempo y el terror había comenzado. <text:span text:style-name="Strong_20_Emphasis">El conocimiento podría ser su salvación, pero el poder de Morgerathus no se detendría hasta destruirla.</text:span></text:p>
      <text:p text:style-name="Horizontal_20_Line"/>
      <text:p text:style-name="Text_20_body">¿Qué opinas? ¿Añadimos más detalles a la niebla púrpura o a los libros de la biblioteca? ¿O pasamos al siguiente segment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1-25T17:54:42.345000000</meta:creation-date>
    <dc:date>2025-01-25T18:01:34.611000000</dc:date>
    <meta:editing-duration>PT6M52S</meta:editing-duration>
    <meta:editing-cycles>1</meta:editing-cycles>
    <meta:document-statistic meta:table-count="0" meta:image-count="0" meta:object-count="0" meta:page-count="3" meta:paragraph-count="26" meta:word-count="873" meta:character-count="5433" meta:non-whitespace-character-count="4586"/>
    <meta:generator>LibreOffice/7.3.5.2$Windows_X86_64 LibreOffice_project/184fe81b8c8c30d8b5082578aee2fed2ea847c01</meta:generator>
  </office:meta>
</office:document-meta>
</file>